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Text_20_body" style:list-style-name="L15"/>
    <style:style style:name="P110" style:family="paragraph" style:parent-style-name="Text_20_body" style:list-style-name="L15"/>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2"/>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2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6">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7">
      <style:paragraph-properties fo:margin-left="0cm" fo:margin-right="0.3cm" fo:text-indent="0cm" style:auto-text-indent="false"/>
    </style:style>
    <style:style style:name="P134" style:family="paragraph" style:parent-style-name="Text_20_body" style:list-style-name="L18">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9">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21">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copo del prodotto|outline" text:style-name="Page_20_Number" text:visited-style-name="Page_20_Number">1.2 <text:s text:c="2"/>Scopo del prodotto<text:tab/>3</text:a></text:p>
          <text:p text:style-name="P37"><text:a xlink:type="simple" xlink:href="#1.3.Glossario|outline" text:style-name="Page_20_Number" text:visited-style-name="Page_20_Number">1.3 <text:s text:c="2"/>Glossario<text:tab/>3</text:a></text:p>
          <text:p text:style-name="P37"><text:a xlink:type="simple" xlink:href="#1.4.Riferimenti|outline" text:style-name="Page_20_Number" text:visited-style-name="Page_20_Number">1.4 <text:s text:c="2"/>Riferimenti<text:tab/>3</text:a></text:p>
          <text:p text:style-name="P38"><text:a xlink:type="simple" xlink:href="#1.4.1.Normativi|outline" text:style-name="Page_20_Number" text:visited-style-name="Page_20_Number">1.4.1 <text:s text:c="2"/>Normativi<text:tab/>3</text:a></text:p>
          <text:p text:style-name="P38"><text:a xlink:type="simple" xlink:href="#1.4.2.Informativi|outline" text:style-name="Page_20_Number" text:visited-style-name="Page_20_Number">1.4.2 <text:s text:c="2"/>Informativi<text:tab/>3</text:a></text:p>
          <text:p text:style-name="P36"><text:a xlink:type="simple" xlink:href="#2.Visione generale della strategia di verifica|outline" text:style-name="Page_20_Number" text:visited-style-name="Page_20_Number">2 <text:s text:c="2"/>Visione generale della strategia di verifica<text:tab/>3</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37"><text:a xlink:type="simple" xlink:href="#2.2.Dettaglio delle revisioni|outline" text:style-name="Page_20_Number" text:visited-style-name="Page_20_Number">2.2 <text:s text:c="2"/>Dettaglio delle revisioni<text:tab/>5</text:a></text:p>
          <text:p text:style-name="P38"><text:a xlink:type="simple" xlink:href="#2.2.1.Revisione dei Requisiti (RR)|outline" text:style-name="Page_20_Number" text:visited-style-name="Page_20_Number">2.2.1 <text:s text:c="2"/>Revisione dei Requisiti (RR)<text:tab/>5</text:a></text:p>
          <text:p text:style-name="P38"><text:a xlink:type="simple" xlink:href="#2.2.2.Revisione del Progetto Preliminare (RPP)|outline" text:style-name="Page_20_Number" text:visited-style-name="Page_20_Number">2.2.2 <text:s text:c="2"/>Revisione del Progetto Preliminare (RPP)<text:tab/>5</text:a></text:p>
          <text:p text:style-name="P38"><text:a xlink:type="simple" xlink:href="#2.2.3.Revisione del Progetto Definitivo (RPD)|outline" text:style-name="Page_20_Number" text:visited-style-name="Page_20_Number">2.2.3 <text:s text:c="2"/>Revisione del Progetto Definitivo (RPD)<text:tab/>6</text:a></text:p>
          <text:p text:style-name="P38"><text:a xlink:type="simple" xlink:href="#2.2.4.Revisione di Qualifica (RQ)|outline" text:style-name="Page_20_Number" text:visited-style-name="Page_20_Number">2.2.4 <text:s text:c="2"/>Revisione di Qualifica (RQ)<text:tab/>6</text:a></text:p>
          <text:p text:style-name="P38"><text:a xlink:type="simple" xlink:href="#2.2.5.Revisione di Accettazione (RA)|outline" text:style-name="Page_20_Number" text:visited-style-name="Page_20_Number">2.2.5 <text:s text:c="2"/>Revisione di Accettazione (RA)<text:tab/>6</text:a></text:p>
          <text:p text:style-name="P37"><text:a xlink:type="simple" xlink:href="#2.3.Risorse necessarie e risorse disponibili|outline" text:style-name="Page_20_Number" text:visited-style-name="Page_20_Number">2.3 <text:s text:c="2"/>Risorse necessarie e risorse disponibili<text:tab/>6</text:a></text:p>
          <text:p text:style-name="P37"><text:a xlink:type="simple" xlink:href="#2.4.Strumenti, tecniche e metodi di verifica|outline" text:style-name="Page_20_Number" text:visited-style-name="Page_20_Number">2.4 <text:s text:c="2"/>Strumenti, tecniche e metodi di verifica<text:tab/>6</text:a></text:p>
          <text:p text:style-name="P36"><text:a xlink:type="simple" xlink:href="#3.Gestione amministrativa della revisione|outline" text:style-name="Page_20_Number" text:visited-style-name="Page_20_Number">3 <text:s text:c="2"/>Gestione amministrativa della revisione<text:tab/>7</text:a></text:p>
          <text:p text:style-name="P37"><text:a xlink:type="simple" xlink:href="#3.1.Comunicazione e risoluzione delle anomalie|outline" text:style-name="Page_20_Number" text:visited-style-name="Page_20_Number">3.1 <text:s text:c="2"/>Comunicazione e risoluzione delle anomalie<text:tab/>7</text:a></text:p>
          <text:p text:style-name="P37"><text:a xlink:type="simple" xlink:href="#3.2.Trattamento delle discrepanze|outline" text:style-name="Page_20_Number" text:visited-style-name="Page_20_Number">3.2 <text:s text:c="2"/>Trattamento delle discrepanze<text:tab/>7</text:a></text:p>
          <text:p text:style-name="P36"><text:a xlink:type="simple" xlink:href="#4.Accertamento di qualità|outline" text:style-name="Page_20_Number" text:visited-style-name="Page_20_Number">4 <text:s text:c="2"/>Accertamento di qualità<text:tab/>8</text:a></text:p>
          <text:p text:style-name="P36"><text:a xlink:type="simple" xlink:href="#5.Resoconto delle attività di verifica|outline" text:style-name="Page_20_Number" text:visited-style-name="Page_20_Number">5 <text:s text:c="2"/>Resoconto delle attività di verifica<text:tab/>8</text:a></text:p>
          <text:p text:style-name="P37"><text:a xlink:type="simple" xlink:href="#5.1.Tracciamento UseCase - requisiti|outline" text:style-name="Page_20_Number" text:visited-style-name="Page_20_Number">5.1 <text:s text:c="2"/>Tracciamento UseCase - requisiti<text:tab/>8</text:a></text:p>
          <text:p text:style-name="P36"><text:a xlink:type="simple" xlink:href="#6.Modalità di verifica|outline" text:style-name="Page_20_Number" text:visited-style-name="Page_20_Number">6 <text:s text:c="2"/>Modalità di verifica<text:tab/>9</text:a></text:p>
          <text:p text:style-name="P37"><text:a xlink:type="simple" xlink:href="#6.1.Tracciamento|outline" text:style-name="Page_20_Number" text:visited-style-name="Page_20_Number">6.1 <text:s text:c="2"/>Tracciamento<text:tab/>9</text:a></text:p>
          <text:p text:style-name="P37"><text:a xlink:type="simple" xlink:href="#6.2.Verifica nell'analisi|outline" text:style-name="Page_20_Number" text:visited-style-name="Page_20_Number">6.2 <text:s text:c="2"/>Verifica nell'analisi<text:tab/>10</text:a></text:p>
          <text:p text:style-name="P37"><text:a xlink:type="simple" xlink:href="#6.3.Verifica nella progettazione|outline" text:style-name="Page_20_Number" text:visited-style-name="Page_20_Number">6.3 <text:s text:c="2"/>Verifica nella progettazione<text:tab/>10</text:a></text:p>
          <text:p text:style-name="P37"><text:a xlink:type="simple" xlink:href="#6.4.Verifica nella codifica|outline" text:style-name="Page_20_Number" text:visited-style-name="Page_20_Number">6.4 <text:s text:c="2"/>Verifica nella codifica<text:tab/>11</text:a></text:p>
          <text:p text:style-name="P38"><text:a xlink:type="simple" xlink:href="#6.4.1.Analisi statica|outline" text:style-name="Page_20_Number" text:visited-style-name="Page_20_Number">6.4.1 <text:s text:c="2"/>Analisi statica<text:tab/>11</text:a></text:p>
          <text:p text:style-name="P38"><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8">ISO/IEC 12207</text:p>
        </text:list-item>
        <text:list-item>
          <text:p text:style-name="P98">ISO/IEC 9126:2001</text:p>
        </text:list-item>
        <text:list-item>
          <text:p text:style-name="P98">SWEBOK</text:p>
        </text:list-item>
      </text:list>
      <text:h text:style-name="Heading_20_3" text:outline-level="3">Informativi</text:h>
      <text:list text:style-name="L2">
        <text:list-item>
          <text:p text:style-name="P101">Norme interne</text:p>
        </text:list-item>
        <text:list-item>
          <text:p text:style-name="P101">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9">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9">Fase di Progettazione: è possibile vedere questa fase come due sotto-fasi successive:</text:p>
          <text:list>
            <text:list-item>
              <text:p text:style-name="P39">Progettazione architetturale</text:p>
            </text:list-item>
            <text:list-item>
              <text:p text:style-name="P39">Progettazione di dettaglio</text:p>
            </text:list-item>
          </text:list>
          <text:p text:style-name="P39">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9">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9">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9">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9">Fase di collaudo del prodotto: in questa fase il prodotto è pronto per essere eseguito e testato nella sua interezza. Il collaudo avverrà essenzialmente in due fasi:</text:p>
          <text:list>
            <text:list-item>
              <text:p text:style-name="P39"><text:span text:style-name="T5">α</text:span>-test: consiste in un collaudo interno all'azienda.</text:p>
            </text:list-item>
            <text:list-item>
              <text:p text:style-name="P39"><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50">Un processo di revisione esterna di tipo sanzionatorio condotta dal cliente applicato a:</text:p>
          <text:list>
            <text:list-item>
              <text:p text:style-name="P50">RR (Revisione dei Requisiti); </text:p>
            </text:list-item>
            <text:list-item>
              <text:p text:style-name="P50">RA (Revisione di Accettazione); </text:p>
            </text:list-item>
          </text:list>
        </text:list-item>
        <text:list-item>
          <text:p text:style-name="P50">Un processo di revisione esterna (di progresso) non sanzionatorio applicato a: </text:p>
          <text:list>
            <text:list-item>
              <text:p text:style-name="P50">RPP (Revisione del Progetto Preliminare); </text:p>
            </text:list-item>
            <text:list-item>
              <text:p text:style-name="P50">RPD (Revisione del Progetto Definitivo); </text:p>
            </text:list-item>
            <text:list-item>
              <text:p text:style-name="P50">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7">Funzione: concordare con il cliente una descrizione condivisa del prodotto</text:p>
        </text:list-item>
        <text:list-item>
          <text:p text:style-name="P57">Prodotti in ingresso: </text:p>
          <text:list>
            <text:list-item>
              <text:p text:style-name="P57">Capitolato d'appalto</text:p>
            </text:list-item>
            <text:list-item>
              <text:p text:style-name="P57">Incontri con il cliente</text:p>
            </text:list-item>
            <text:list-item>
              <text:p text:style-name="P57">Analisi dei requisiti (AR)</text:p>
            </text:list-item>
            <text:list-item>
              <text:p text:style-name="P57">Piano di Qualifica (PQ)</text:p>
            </text:list-item>
          </text:list>
        </text:list-item>
        <text:list-item>
          <text:p text:style-name="P57">Stato di uscita: </text:p>
          <text:list>
            <text:list-item>
              <text:p text:style-name="P57">Prodotto descritto</text:p>
            </text:list-item>
          </text:list>
        </text:list-item>
      </text:list>
      <text:h text:style-name="Heading_20_3" text:outline-level="3">Revisione del Progetto Preliminare (RPP)</text:h>
      <text:list text:style-name="L6">
        <text:list-item>
          <text:p text:style-name="P65">Funzione: attivazione della fase realizzativa del prodotto (accertamento di realizzabilità)</text:p>
        </text:list-item>
        <text:list-item>
          <text:p text:style-name="P73">Prodotti in ingresso: </text:p>
          <text:list>
            <text:list-item>
              <text:p text:style-name="P73">Specifica Tecnica (ST)</text:p>
            </text:list-item>
            <text:list-item>
              <text:p text:style-name="P73">Aggiornamento del Piano di Qualifica (PQ)</text:p>
            </text:list-item>
          </text:list>
        </text:list-item>
        <text:list-item>
          <text:p text:style-name="P73">Stato di uscita: </text:p>
          <text:list>
            <text:list-item>
              <text:p text:style-name="P73">Prodotto specificato</text:p>
            </text:list-item>
          </text:list>
        </text:list-item>
      </text:list>
      <text:h text:style-name="Heading_20_3" text:outline-level="3"><text:soft-page-break/>Revisione del Progetto Definitivo (RPD)</text:h>
      <text:list text:style-name="L7">
        <text:list-item>
          <text:p text:style-name="P78">Funzione: informare il cliente delle caratteristiche definitive del prodotto: attivarne la fase di qualifica</text:p>
        </text:list-item>
        <text:list-item>
          <text:p text:style-name="P78">Prodotti in ingresso: </text:p>
          <text:list>
            <text:list-item>
              <text:p text:style-name="P78">Definizione di Prodotto (DP)</text:p>
            </text:list-item>
            <text:list-item>
              <text:p text:style-name="P78">Aggiornamento del Piano di Qualifica (PQ)</text:p>
            </text:list-item>
          </text:list>
        </text:list-item>
        <text:list-item>
          <text:p text:style-name="P78">Stato di uscita: </text:p>
          <text:list>
            <text:list-item>
              <text:p text:style-name="P78">Prodotto definito</text:p>
            </text:list-item>
          </text:list>
        </text:list-item>
      </text:list>
      <text:h text:style-name="Heading_20_3" text:outline-level="3">Revisione di Qualifica (RQ)</text:h>
      <text:list text:style-name="L8">
        <text:list-item>
          <text:p text:style-name="P84">Funzione: approvazione della campagna di verifica; attivazione della fase di accettazione</text:p>
        </text:list-item>
        <text:list-item>
          <text:p text:style-name="P84">Stato di ingresso: </text:p>
          <text:list>
            <text:list-item>
              <text:p text:style-name="P84">Aggiornamento del Piano di Qualifica (PQ) </text:p>
            </text:list-item>
            <text:list-item>
              <text:p text:style-name="P84">Include la specifica delle prove di accettazione</text:p>
            </text:list-item>
            <text:list-item>
              <text:p text:style-name="P84">Versione preliminare del Manuale d'Uso (MU)</text:p>
            </text:list-item>
          </text:list>
        </text:list-item>
        <text:list-item>
          <text:p text:style-name="P84">Stato di uscita: </text:p>
          <text:list>
            <text:list-item>
              <text:p text:style-name="P84">Prodotto qualificato </text:p>
            </text:list-item>
          </text:list>
        </text:list-item>
      </text:list>
      <text:h text:style-name="Heading_20_3" text:outline-level="3">Revisione di Accettazione (RA)</text:h>
      <text:list text:style-name="L9">
        <text:list-item>
          <text:p text:style-name="P91">Funzione: accettazione del prodotto</text:p>
        </text:list-item>
        <text:list-item>
          <text:p text:style-name="P91">Stato di ingresso: </text:p>
          <text:list>
            <text:list-item>
              <text:p text:style-name="P91">Versione definitiva del Piano di Qualifica (PQ)</text:p>
            </text:list-item>
            <text:list-item>
              <text:p text:style-name="P91">Include l'esito delle prove di accettazione</text:p>
            </text:list-item>
            <text:list-item>
              <text:p text:style-name="P91">Versione definitiva del Manuale d'Uso (MU)</text:p>
            </text:list-item>
          </text:list>
        </text:list-item>
        <text:list-item>
          <text:p text:style-name="P91">Stato di uscita: </text:p>
          <text:list>
            <text:list-item>
              <text:p text:style-name="P91">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6">unità di analisi</text:p>
        </text:list-item>
        <text:list-item>
          <text:p text:style-name="P66">dati in ingresso</text:p>
        </text:list-item>
        <text:list-item>
          <text:p text:style-name="P66">dati in uscita attesi</text:p>
        </text:list-item>
        <text:list-item>
          <text:p text:style-name="P66">dati in uscita rilevati</text:p>
        </text:list-item>
        <text:list-item>
          <text:p text:style-name="P66">anomalia riscontrata </text:p>
        </text:list-item>
        <text:list-item>
          <text:p text:style-name="P66">possibile causa</text:p>
        </text:list-item>
        <text:list-item>
          <text:p text:style-name="P66">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3">funzionalità: il prodotto dovrà essere in grado di offrire le funzioni prefissate e <text:tab/><text:tab/> <text:s text:c="9"/>necessarie all'utente;</text:p>
        </text:list-item>
        <text:list-item>
          <text:p text:style-name="P103">affidabilità: dovrà avere una tolleranza ai guasti soddisfacente, cercando di <text:tab/><text:tab/> <text:s text:c="6"/>prevenire l'insorgere di errori, e cercando di gestire eventuali situazioni <text:tab/> <text:s text:c="7"/>anomale non previste;</text:p>
        </text:list-item>
        <text:list-item>
          <text:p text:style-name="P103">usabilità: dovrà essere comprensibile e di veloce apprendimento;</text:p>
        </text:list-item>
        <text:list-item>
          <text:p text:style-name="P103">efficienza: dovrà avere tempi di risposta ragionevoli, e le risorse richieste dovranno <text:tab/> <text:s text:c="6"/>essere contenute;</text:p>
        </text:list-item>
        <text:list-item>
          <text:p text:style-name="P103">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8">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6">Analisi: vengono tracciati i requisiti classificati nel documento “Analisi_dei_requisiti”, con gli UseCase (vedi tabella 5.1).</text:p>
        </text:list-item>
        <text:list-item>
          <text:p text:style-name="P116">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6">Codifica: ogni unità logica viene tracciata con il modulo software che la implementa.</text:p>
        </text:list-item>
        <text:list-item>
          <text:p text:style-name="P116">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0">controllo che non vi siano requisiti mancanti, e in tal caso aggiungerli;</text:p>
        </text:list-item>
        <text:list-item>
          <text:p text:style-name="P120">verifica che ogni requisito sia quanto più chiaro e non ambiguo, consentendo alle fasi successive di procedere in modo rapido e corretto;</text:p>
        </text:list-item>
        <text:list-item>
          <text:p text:style-name="P120">verifica che non vi siano requisiti errati, che possano portare alla realizzazione di un prodotto non conforme alle aspettative del cliente e/o all'insorgere di costi non preventivati;</text:p>
        </text:list-item>
        <text:list-item>
          <text:p text:style-name="P120">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7">aderenza dei diagrammi con le norme di progetto specificate nel file omonimo;</text:p>
        </text:list-item>
        <text:list-item>
          <text:p text:style-name="P127">correttezza dei nomi scelti, facendo in modo che il significato di tale componente/unità sia chiaro ed immediato</text:p>
        </text:list-item>
        <text:list-item>
          <text:p text:style-name="P127">correttezza dei collegamenti tra i vari componenti/unità, controllando le cardinalità, e i vincoli specificati</text:p>
        </text:list-item>
        <text:list-item>
          <text:p text:style-name="P127">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9">Analisi statica</text:p>
        </text:list-item>
        <text:list-item>
          <text:p text:style-name="P109">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1">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1">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33">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34">Le metriche che saranno oggetto di valutazione in questa fase di analisi sono:</text:p>
      <text:list text:style-name="L18">
        <text:list-item>
          <text:p text:style-name="P134">complessità ciclomatica: grado di complessità per ogni singola funzione; in linea di principio un buon grado di complessità ciclomatica non dovrebbe superare il fattore 10. </text:p>
        </text:list-item>
        <text:list-item>
          <text:p text:style-name="P134">ampiezza delle classi (in righe di codice); classi troppo grandi rischiano di complicare la verifica del codice; in questi casi è utile spezzare in più classi diverse.</text:p>
        </text:list-item>
        <text:list-item>
          <text:p text:style-name="P134">stile di programmazione corretto: max numero di caratteri per riga, nominazione corretta delle variabili, ecc.</text:p>
        </text:list-item>
        <text:list-item>
          <text:p text:style-name="P134">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34">In definitiva, l'analisi statica si concentrerà sui seguenti punti:</text:p>
      <text:list text:style-name="L19">
        <text:list-item>
          <text:p text:style-name="P138">analisi del flusso di controllo: controlla che il codice esegua nella sequenza attesa, <text:s/>individuando il codice non raggiungibile logicamente, e segnalando eventuali problemi di terminazione (nei cicli o nelle ricorsioni);</text:p>
        </text:list-item>
        <text:list-item>
          <text:p text:style-name="P138">analisi del flusso dei dati: controlla che ogni variabile, nel momento in cui viene utilizzata, sia stata inizializzata con un valore corretto; individua inoltre ogni altro problema relativo all'uso delle variabili;</text:p>
        </text:list-item>
        <text:list-item>
          <text:p text:style-name="P138">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1">la quantità minima di casi di prova necessari per fornire un grado di attendibilità (sulla qualità del prodotto) adeguato;</text:p>
        </text:list-item>
        <text:list-item>
          <text:p text:style-name="P111">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1">l'oggetto: la parte software che sarà testata;</text:p>
        </text:list-item>
        <text:list-item>
          <text:p text:style-name="P141">l'obiettivo del test: dovrà essere specificato per ogni caso di test; dovrà essere espresso in termini precisi e quantitativi;</text:p>
        </text:list-item>
        <text:list-item>
          <text:p text:style-name="P141">l'ambiente in cui è stato eseguito: per permettere la sua ripetibilità.</text:p>
        </text:list-item>
      </text:list>
      <text:p text:style-name="P34">Gli elementi di cui si costituirà una prova sono:</text:p>
      <text:list text:style-name="L22">
        <text:list-item>
          <text:p text:style-name="P113">caso di prova (test case): corrisponde alla terna: ingresso, uscita, ambiente;</text:p>
        </text:list-item>
        <text:list-item>
          <text:p text:style-name="P113">batteria di prova (test suite): sequenza di casi di prova;</text:p>
        </text:list-item>
        <text:list-item>
          <text:p text:style-name="P113">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4">Statement coverage</text:span>). Saranno poi eseguiti test che dovranno provare la correttezza di ogni cammino logico del codice (<text:span text:style-name="T4">Branch coverage</text:span>). Vengono qui definite alcune regole per l'integrazione dei moduli nelle unità:</text:p>
      <text:list text:style-name="L23">
        <text:list-item>
          <text:p text:style-name="P124">assemblare i moduli in modo incrementale: viene facilitata l'attività di ricerca di moduli difettosi;</text:p>
        </text:list-item>
        <text:list-item>
          <text:p text:style-name="P124">assemblare moduli produttori prima dei moduli consumatori: mantiene il flusso di controllo e il flusso dei dati corretti.</text:p>
        </text:list-item>
        <text:list-item>
          <text:p text:style-name="P124">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0</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2T16:38:37</dc:date>
    <meta:print-date>2005-11-30T16:25:56</meta:print-date>
    <meta:editing-cycles>412</meta:editing-cycles>
    <meta:editing-duration>P2DT6H19M32S</meta:editing-duration>
    <meta:user-defined meta:name="Info 1"/>
    <meta:user-defined meta:name="Info 2"/>
    <meta:user-defined meta:name="Info 3"/>
    <meta:user-defined meta:name="Info 4"/>
    <meta:document-statistic meta:table-count="5" meta:image-count="1" meta:object-count="0" meta:page-count="14" meta:paragraph-count="296" meta:word-count="3450" meta:character-count="23574"/>
  </office:meta>
</office:document-meta>
</file>